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yes_ternario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minsplit</text:p>
          </table:table-cell>
          <table:table-cell office:value-type="string" calcext:value-type="string">
            <text:p>minbucket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xval_folds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iteracion</text:p>
          </table:table-cell>
        </table:table-row>
        <table:table-row table:style-name="ro1">
          <table:table-cell office:value-type="string" calcext:value-type="string">
            <text:p>20230830 044149</text:p>
          </table:table-cell>
          <table:table-cell office:value-type="float" office:value="-0.760342657152906" calcext:value-type="float">
            <text:p>-0.760342657152906</text:p>
          </table:table-cell>
          <table:table-cell office:value-type="float" office:value="675" calcext:value-type="float">
            <text:p>675</text:p>
          </table:table-cell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131000" calcext:value-type="float">
            <text:p>5513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30830 044215</text:p>
          </table:table-cell>
          <table:table-cell office:value-type="float" office:value="-0.433088574086147" calcext:value-type="float">
            <text:p>-0.433088574086147</text:p>
          </table:table-cell>
          <table:table-cell office:value-type="float" office:value="766" calcext:value-type="float">
            <text:p>766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774000" calcext:value-type="float">
            <text:p>5477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30830 044206</text:p>
          </table:table-cell>
          <table:table-cell office:value-type="float" office:value="-0.975397269764098" calcext:value-type="float">
            <text:p>-0.975397269764098</text:p>
          </table:table-cell>
          <table:table-cell office:value-type="float" office:value="910" calcext:value-type="float">
            <text:p>910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645000" calcext:value-type="float">
            <text:p>5464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30830 044224</text:p>
          </table:table-cell>
          <table:table-cell office:value-type="float" office:value="-0.861371348694827" calcext:value-type="float">
            <text:p>-0.861371348694827</text:p>
          </table:table-cell>
          <table:table-cell office:value-type="float" office:value="673" calcext:value-type="float">
            <text:p>673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531000" calcext:value-type="float">
            <text:p>54531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30830 044017</text:p>
          </table:table-cell>
          <table:table-cell office:value-type="float" office:value="-0.336876423301874" calcext:value-type="float">
            <text:p>-0.336876423301874</text:p>
          </table:table-cell>
          <table:table-cell office:value-type="float" office:value="1211" calcext:value-type="float">
            <text:p>1211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468000" calcext:value-type="float">
            <text:p>5446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30830 044040</text:p>
          </table:table-cell>
          <table:table-cell office:value-type="float" office:value="-0.488224565206716" calcext:value-type="float">
            <text:p>-0.488224565206716</text:p>
          </table:table-cell>
          <table:table-cell office:value-type="float" office:value="659" calcext:value-type="float">
            <text:p>659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267000" calcext:value-type="float">
            <text:p>54267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30830 044106</text:p>
          </table:table-cell>
          <table:table-cell office:value-type="float" office:value="-0.624018353642896" calcext:value-type="float">
            <text:p>-0.624018353642896</text:p>
          </table:table-cell>
          <table:table-cell office:value-type="float" office:value="1378" calcext:value-type="float">
            <text:p>137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186000" calcext:value-type="float">
            <text:p>54186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30830 044232</text:p>
          </table:table-cell>
          <table:table-cell office:value-type="float" office:value="-0.766295719162383" calcext:value-type="float">
            <text:p>-0.766295719162383</text:p>
          </table:table-cell>
          <table:table-cell office:value-type="float" office:value="673" calcext:value-type="float">
            <text:p>673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724000" calcext:value-type="float">
            <text:p>53724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30830 044100</text:p>
          </table:table-cell>
          <table:table-cell office:value-type="float" office:value="-0.0254889607895166" calcext:value-type="float">
            <text:p>-0.0254889607895166</text:p>
          </table:table-cell>
          <table:table-cell office:value-type="float" office:value="2288" calcext:value-type="float">
            <text:p>2288</text:p>
          </table:table-cell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565000" calcext:value-type="float">
            <text:p>53565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30830 044240</text:p>
          </table:table-cell>
          <table:table-cell office:value-type="float" office:value="-0.999437103667959" calcext:value-type="float">
            <text:p>-0.999437103667959</text:p>
          </table:table-cell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304000" calcext:value-type="float">
            <text:p>53304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30830 044303</text:p>
          </table:table-cell>
          <table:table-cell office:value-type="float" office:value="-0.136118580597116" calcext:value-type="float">
            <text:p>-0.136118580597116</text:p>
          </table:table-cell>
          <table:table-cell office:value-type="float" office:value="1832" calcext:value-type="float">
            <text:p>183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154000" calcext:value-type="float">
            <text:p>53154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30830 044010</text:p>
          </table:table-cell>
          <table:table-cell office:value-type="float" office:value="-0.538142482604599" calcext:value-type="float">
            <text:p>-0.538142482604599</text:p>
          </table:table-cell>
          <table:table-cell office:value-type="float" office:value="2132" calcext:value-type="float">
            <text:p>2132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136000" calcext:value-type="float">
            <text:p>5313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30830 044256</text:p>
          </table:table-cell>
          <table:table-cell office:value-type="float" office:value="-0.84483006997056" calcext:value-type="float">
            <text:p>-0.84483006997056</text:p>
          </table:table-cell>
          <table:table-cell office:value-type="float" office:value="2477" calcext:value-type="float">
            <text:p>2477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124000" calcext:value-type="float">
            <text:p>53124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30830 044045</text:p>
          </table:table-cell>
          <table:table-cell office:value-type="float" office:value="-0.829194763985773" calcext:value-type="float">
            <text:p>-0.829194763985773</text:p>
          </table:table-cell>
          <table:table-cell office:value-type="float" office:value="2590" calcext:value-type="float">
            <text:p>2590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067000" calcext:value-type="float">
            <text:p>53067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30830 044249</text:p>
          </table:table-cell>
          <table:table-cell office:value-type="float" office:value="-0.679430064464926" calcext:value-type="float">
            <text:p>-0.679430064464926</text:p>
          </table:table-cell>
          <table:table-cell office:value-type="float" office:value="1017" calcext:value-type="float">
            <text:p>1017</text:p>
          </table:table-cell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058000" calcext:value-type="float">
            <text:p>53058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30830 044027</text:p>
          </table:table-cell>
          <table:table-cell office:value-type="float" office:value="-0.279732473878539" calcext:value-type="float">
            <text:p>-0.279732473878539</text:p>
          </table:table-cell>
          <table:table-cell office:value-type="float" office:value="2622" calcext:value-type="float">
            <text:p>2622</text:p>
          </table:table-cell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905000" calcext:value-type="float">
            <text:p>5290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30830 044135</text:p>
          </table:table-cell>
          <table:table-cell office:value-type="float" office:value="-0.158803190958376" calcext:value-type="float">
            <text:p>-0.158803190958376</text:p>
          </table:table-cell>
          <table:table-cell office:value-type="float" office:value="1580" calcext:value-type="float">
            <text:p>158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593000" calcext:value-type="float">
            <text:p>52593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30830 044120</text:p>
          </table:table-cell>
          <table:table-cell office:value-type="float" office:value="-0.102555618807673" calcext:value-type="float">
            <text:p>-0.102555618807673</text:p>
          </table:table-cell>
          <table:table-cell office:value-type="float" office:value="1841" calcext:value-type="float">
            <text:p>1841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521000" calcext:value-type="float">
            <text:p>5252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30830 044021</text:p>
          </table:table-cell>
          <table:table-cell office:value-type="float" office:value="-0.830466184852412" calcext:value-type="float">
            <text:p>-0.830466184852412</text:p>
          </table:table-cell>
          <table:table-cell office:value-type="float" office:value="1115" calcext:value-type="float">
            <text:p>1115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173000" calcext:value-type="float">
            <text:p>5217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30830 044158</text:p>
          </table:table-cell>
          <table:table-cell office:value-type="float" office:value="-0.590103723286625" calcext:value-type="float">
            <text:p>-0.59010372328662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2017000" calcext:value-type="float">
            <text:p>52017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30830 044140</text:p>
          </table:table-cell>
          <table:table-cell office:value-type="float" office:value="-0.909340601880103" calcext:value-type="float">
            <text:p>-0.909340601880103</text:p>
          </table:table-cell>
          <table:table-cell office:value-type="float" office:value="1855" calcext:value-type="float">
            <text:p>1855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008000" calcext:value-type="float">
            <text:p>52008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30830 044127</text:p>
          </table:table-cell>
          <table:table-cell office:value-type="float" office:value="-0.138265612651594" calcext:value-type="float">
            <text:p>-0.138265612651594</text:p>
          </table:table-cell>
          <table:table-cell office:value-type="float" office:value="2725" calcext:value-type="float">
            <text:p>2725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1852000" calcext:value-type="float">
            <text:p>5185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30830 044113</text:p>
          </table:table-cell>
          <table:table-cell office:value-type="float" office:value="-0.826509198600737" calcext:value-type="float">
            <text:p>-0.826509198600737</text:p>
          </table:table-cell>
          <table:table-cell office:value-type="float" office:value="2950" calcext:value-type="float">
            <text:p>2950</text:p>
          </table:table-cell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1717000" calcext:value-type="float">
            <text:p>51717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30830 044053</text:p>
          </table:table-cell>
          <table:table-cell office:value-type="float" office:value="-0.497143292411541" calcext:value-type="float">
            <text:p>-0.497143292411541</text:p>
          </table:table-cell>
          <table:table-cell office:value-type="float" office:value="2348" calcext:value-type="float">
            <text:p>23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1201000" calcext:value-type="float">
            <text:p>5120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30830 044032</text:p>
          </table:table-cell>
          <table:table-cell office:value-type="float" office:value="-0.0805940298984448" calcext:value-type="float">
            <text:p>-0.0805940298984448</text:p>
          </table:table-cell>
          <table:table-cell office:value-type="float" office:value="2987" calcext:value-type="float">
            <text:p>2987</text:p>
          </table:table-cell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502000" calcext:value-type="float">
            <text:p>5050200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Bayes_ternario.A1:Bayes_ternario.H11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3:53:01.274903082</meta:creation-date>
    <dc:date>2023-08-30T04:46:04.068909049</dc:date>
    <meta:editing-duration>PT42M52S</meta:editing-duration>
    <meta:editing-cycles>1</meta:editing-cycles>
    <meta:generator>LibreOffice/7.3.7.2$Linux_X86_64 LibreOffice_project/30$Build-2</meta:generator>
    <meta:document-statistic meta:table-count="1" meta:cell-count="208" meta:object-count="0"/>
  </office:meta>
</office:document-meta>
</file>